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e...</text:p>
          </table:table-cell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 office:value-type="string">
            <text:p>Been a while since I could lay back like
this〜... ♪</text:p>
          </table:table-cell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 office:value-type="string">
            <text:p>It brings a tear to my eye〜...!</text:p>
          </table:table-cell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ike Saotome said, we've been fighting one
tough enemy after another.</text:p>
          </table:table-cell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 office:value-type="string">
            <text:p>Even so, that Shinigami's on a totally
different level.</text:p>
          </table:table-cell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 office:value-type="string">
            <text:p>I really wanna avoid fighting her again..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moment she was summoned here, we
were going to have to fight her eventually...</text:p>
          </table:table-cell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she at least had a vulnerable point, then
we would have a fighting chance...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eaking of which, didn't that Shinigami-chan
go home 'cause she was hungry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 office:value-type="string">
            <text:p>Maybe if we go after her when she's on an
empty stomach, we could win?</text:p>
          </table:table-cell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could figure out the timing
though.</text:p>
          </table:table-cell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 office:value-type="string">
            <text:p>And besides, we don't know how much weaker
she might be when she's hungry.</text:p>
          </table:table-cell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and, didn't she fall in love at first
sight with Saotome-kun?</text:p>
          </table:table-cell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 office:value-type="string">
            <text:p>We could take advantage of her li'l crush
and have Saotome-kun to sweet-talk her into
goin' back to the demon world!</text:p>
          </table:table-cell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pretty nasty, even if this is a
Shinigami we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is isn't a “li'l crush”, it's a
deep, deep love〜!</text:p>
          </table:table-cell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 office:value-type="string">
            <text:p>I mean, she fell in an instant!</text:p>
          </table:table-cell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 surprised me too!!</text:p>
          </table:table-cell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, right! Goodness gracious, whatever
she sees in someone like Saotome, it's
completely beyond me!</text:p>
          </table:table-cell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—? Nyan-chan, is that reaaally what ya
think〜?</text:p>
          </table:table-cell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 office:value-type="string">
            <text:p>That's weird, considerin' you're always
givin' Saotome-kun these little glances〜???</text:p>
          </table:table-cell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aaah?! Th-Th-Th-Th-Th-Th-Th-Th-Th-
Th-Th-Thhhhhhhh-Th-Th-Tha-Th-Thhha-
Th-Th-Th-Th-Th-Th-Th-Thhhhhhhhhhh-
Th-Th-That, That's not true?!?!</text:p>
          </table:table-cell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so obvious, it's actually painful...)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umm... more seriously...</text:p>
          </table:table-cell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 office:value-type="string">
            <text:p>This love-at-first-sight may be peculiar
to the Shinigami.</text:p>
          </table:table-cell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Peculiar?</text:p>
          </table:table-cell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 office:value-type="string">
            <text:p>Could you please explain that?</text:p>
          </table:table-cell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you are already aware, Shinigami are
born as “Duos”, at the least.</text:p>
          </table:table-cell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 office:value-type="string">
            <text:p>Most likely, this characteristic of sharing
one personality among multiple bodies is
unprecedented in biology, making the
Shinigami an extremely rare case.</text:p>
          </table:table-cell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 office:value-type="string">
            <text:p>It is supposed that, given this quality,
female Shinigami must select an extremely
compatible mate in order for all of their
multiple bodies to become pregnant.</text:p>
          </table:table-cell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 office:value-type="string">
            <text:p>Thus, Shinigami are adept at finding the
their best possible partner using their
biological intuition.</text:p>
          </table:table-cell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saying that Saotome is highly
compatible with that Shinigami, which is
why she came on so strong...?</text:p>
          </table:table-cell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what I think.</text:p>
          </table:table-cell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 office:value-type="string">
            <text:p>The Shinigami are not believed to make up
even 0.1% of the demon world population,
so...</text:p>
          </table:table-cell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 office:value-type="string">
            <text:p>This “love at first sight” must be a
characteristic for taking advantage of
those few-and-far-between chances to attract
a good partner.</text:p>
          </table:table-cell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fufuuuu ♪, so what you're sayin' is...</text:p>
          </table:table-cell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 office:value-type="string">
            <text:p>That Shinigami and Saotome-kun have
“bodies made for each other”,
right〜??</text:p>
          </table:table-cell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　　　　　　　　　　　（Pretending not to listen）↑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h, umm... well, ummm, you see... //////</text:p>
          </table:table-cell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 office:value-type="string">
            <text:p>S-Something... like that? Perhaps... /////</text:p>
          </table:table-cell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-A-A-A-A-A-A-A-A-A-Anyway!!!! S-S-
S-Saotome is, for better or worse, our
tactician, so we can't just let this
Shinigami just c-c-c-c-c-c-c-c-c-c...</text:p>
          </table:table-cell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 office:value-type="string">
            <text:p>c-c-c-c-c-c-c-c-c-c-c-c-c-c-c-c-c-c-c-c-
c-c-c-c-carry him off!!!!!!</text:p>
          </table:table-cell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 get it, so let's all just calm dow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